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in" fo:margin-left="-0.0799in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2" style:family="table">
      <style:table-properties style:width="7in" fo:margin-left="-0.0799in" table:align="left" style:writing-mode="lr-tb"/>
    </style:style>
    <style:style style:name="Table2.A" style:family="table-column">
      <style:table-column-properties style:column-width="3.5in"/>
    </style:style>
    <style:style style:name="Table2.1" style:family="table-row">
      <style:table-row-properties style:row-height="2in" fo:keep-together="auto"/>
    </style:style>
    <style:style style:name="Table2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Avery_20_Style_20_1">
      <style:paragraph-properties style:snap-to-layout-grid="false"/>
    </style:style>
    <style:style style:name="P2" style:family="paragraph" style:parent-style-name="Avery_20_Style_20_1">
      <style:paragraph-properties style:snap-to-layout-grid="false"/>
      <style:text-properties officeooo:paragraph-rsid="001e98c8"/>
    </style:style>
    <style:style style:name="P3" style:family="paragraph" style:parent-style-name="Standard">
      <style:paragraph-properties fo:margin-top="0in" fo:margin-bottom="0in" style:contextual-spacing="false" fo:line-height="0.0138in"/>
      <style:text-properties officeooo:paragraph-rsid="001e98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bookmark text:name="Blank_MP1_panel1"/></text:p>
          </table:table-cell>
          <table:table-cell table:style-name="Table1.A1" office:value-type="string">
            <text:p text:style-name="P1"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3"/></text:p>
          </table:table-cell>
          <table:table-cell table:style-name="Table1.A1" office:value-type="string">
            <text:p text:style-name="P1"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5"/></text:p>
          </table:table-cell>
          <table:table-cell table:style-name="Table1.A1" office:value-type="string">
            <text:p text:style-name="P1"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7"/></text:p>
          </table:table-cell>
          <table:table-cell table:style-name="Table1.A1" office:value-type="string">
            <text:p text:style-name="P1"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9"/></text:p>
          </table:table-cell>
          <table:table-cell table:style-name="Table1.A1" office:value-type="string">
            <text:p text:style-name="P1"><text:bookmark text:name="Blank_MP1_panel10"/>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2"><text:bookmark text:name="Blank_MP1_panel1 Copy 2"/></text:p>
          </table:table-cell>
          <table:table-cell table:style-name="Table2.A1" office:value-type="string">
            <text:p text:style-name="P2"><text:bookmark text:name="Blank_MP1_panel2 Copy 2"/></text:p>
          </table:table-cell>
        </table:table-row>
        <table:table-row table:style-name="Table2.1">
          <table:table-cell table:style-name="Table2.A1" office:value-type="string">
            <text:p text:style-name="P2"><text:bookmark text:name="Blank_MP1_panel3 Copy 2"/></text:p>
          </table:table-cell>
          <table:table-cell table:style-name="Table2.A1" office:value-type="string">
            <text:p text:style-name="P2"><text:bookmark text:name="Blank_MP1_panel4 Copy 2"/></text:p>
          </table:table-cell>
        </table:table-row>
        <table:table-row table:style-name="Table2.1">
          <table:table-cell table:style-name="Table2.A1" office:value-type="string">
            <text:p text:style-name="P2"><text:bookmark text:name="Blank_MP1_panel5 Copy 2"/></text:p>
          </table:table-cell>
          <table:table-cell table:style-name="Table2.A1" office:value-type="string">
            <text:p text:style-name="P2"><text:bookmark text:name="Blank_MP1_panel6 Copy 2"/></text:p>
          </table:table-cell>
        </table:table-row>
        <table:table-row table:style-name="Table2.1">
          <table:table-cell table:style-name="Table2.A1" office:value-type="string">
            <text:p text:style-name="P2"><text:bookmark text:name="Blank_MP1_panel7 Copy 2"/></text:p>
          </table:table-cell>
          <table:table-cell table:style-name="Table2.A1" office:value-type="string">
            <text:p text:style-name="P2"><text:bookmark text:name="Blank_MP1_panel8 Copy 2"/></text:p>
          </table:table-cell>
        </table:table-row>
        <table:table-row table:style-name="Table2.1">
          <table:table-cell table:style-name="Table2.A1" office:value-type="string">
            <text:p text:style-name="P2"><text:bookmark text:name="Blank_MP1_panel9 Copy 2"/></text:p>
          </table:table-cell>
          <table:table-cell table:style-name="Table2.A1" office:value-type="string">
            <text:p text:style-name="P2"><text:bookmark text:name="Blank_MP1_panel10 Copy 2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Avery_20_Style_20_1" style:display-name="Avery Style 1" style:family="paragraph">
      <style:paragraph-properties fo:margin-left="0.1193in" fo:margin-right="0.1193in" fo:margin-top="0.0398in" fo:margin-bottom="0.0398in" style:contextual-spacing="false" fo:text-align="center" style:justify-single-word="false" fo:orphans="2" fo:widows="2" fo:text-indent="0in" style:auto-text-indent="false" style:writing-mode="lr-tb"/>
      <style:text-properties fo:color="#000000" loext:opacity="100%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very Templates for Microsoft Word</dc:title>
    <dc:subject>Avery Templates for Microsoft Word</dc:subject>
    <meta:keyword>Avery</meta:keyword>
    <meta:keyword>Word</meta:keyword>
    <meta:keyword>Template</meta:keyword>
    <dc:description>Copyright 2017 Avery Products Corporation. All rights reserved.</dc:description>
    <meta:initial-creator>Avery Products Corporation</meta:initial-creator>
    <meta:creation-date>2017-07-14T00:52:00</meta:creation-date>
    <dc:date>2024-10-19T20:20:27.168249598</dc:date>
    <meta:editing-cycles>3</meta:editing-cycles>
    <meta:editing-duration>PT51M20S</meta:editing-duration>
    <meta:generator>LibreOffice/24.8.2.1$Linux_X86_64 LibreOffice_project/0f794b6e29741098670a3b95d60478a65d05ef13</meta:generator>
    <meta:document-statistic meta:table-count="2" meta:image-count="0" meta:object-count="0" meta:page-count="2" meta:paragraph-count="0" meta:word-count="0" meta:character-count="0" meta:non-whitespace-character-count="0"/>
    <meta:user-defined meta:name="productGroup">U-0113-01</meta:user-defined>
  </office:meta>
</office:document-meta>
</file>